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/>
      <style:text-properties style:font-name="Liberation Serif" fo:font-size="12pt" officeooo:rsid="0027afae" officeooo:paragraph-rsid="002eef87" style:font-size-asian="12pt" style:font-size-complex="12pt"/>
    </style:style>
    <style:style style:name="P2" style:family="paragraph" style:parent-style-name="Preformatted_20_Text">
      <style:paragraph-properties fo:line-height="150%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 style:list-style-name="L2">
      <style:paragraph-properties fo:line-height="150%"/>
      <style:text-properties style:font-name="Liberation Serif" fo:font-size="12pt" officeooo:rsid="0029694f" officeooo:paragraph-rsid="0029694f" style:font-size-asian="12pt" style:font-size-complex="12pt"/>
    </style:style>
    <style:style style:name="P4" style:family="paragraph" style:parent-style-name="Preformatted_20_Text">
      <style:paragraph-properties fo:line-height="150%"/>
      <style:text-properties style:font-name="Liberation Serif" fo:font-size="12pt" style:font-size-asian="12pt" style:font-size-complex="12pt"/>
    </style:style>
    <style:style style:name="P5" style:family="paragraph" style:parent-style-name="Preformatted_20_Text" style:list-style-name="L2">
      <style:paragraph-properties fo:line-height="150%"/>
      <style:text-properties style:font-name="Liberation Serif" fo:font-size="12pt" style:font-size-asian="12pt" style:font-size-complex="12pt"/>
    </style:style>
    <style:style style:name="P6" style:family="paragraph" style:parent-style-name="Preformatted_20_Text" style:list-style-name="L2">
      <style:paragraph-properties fo:line-height="150%"/>
      <style:text-properties style:font-name="Liberation Serif" fo:font-size="12pt" officeooo:paragraph-rsid="00269e6f" style:font-size-asian="12pt" style:font-size-complex="12pt"/>
    </style:style>
    <style:style style:name="P7" style:family="paragraph" style:parent-style-name="Preformatted_20_Text" style:list-style-name="L2">
      <style:paragraph-properties fo:line-height="150%"/>
      <style:text-properties style:font-name="Liberation Serif" fo:font-size="12pt" officeooo:paragraph-rsid="0027afae" style:font-size-asian="12pt" style:font-size-complex="12pt"/>
    </style:style>
    <style:style style:name="P8" style:family="paragraph" style:parent-style-name="Preformatted_20_Text" style:list-style-name="L2">
      <style:paragraph-properties fo:line-height="150%"/>
      <style:text-properties style:font-name="Liberation Serif" fo:font-size="12pt" officeooo:paragraph-rsid="0029694f" style:font-size-asian="12pt" style:font-size-complex="12pt"/>
    </style:style>
    <style:style style:name="P9" style:family="paragraph" style:parent-style-name="Preformatted_20_Text" style:list-style-name="L2">
      <style:paragraph-properties fo:line-height="150%"/>
      <style:text-properties style:font-name="Liberation Serif" fo:font-size="12pt" officeooo:paragraph-rsid="002c3068" style:font-size-asian="12pt" style:font-size-complex="12pt"/>
    </style:style>
    <style:style style:name="P10" style:family="paragraph" style:parent-style-name="Preformatted_20_Text" style:list-style-name="L2">
      <style:paragraph-properties fo:line-height="150%"/>
      <style:text-properties style:font-name="Liberation Serif" fo:font-size="12pt" officeooo:paragraph-rsid="002ed559" style:font-size-asian="12pt" style:font-size-complex="12pt"/>
    </style:style>
    <style:style style:name="P11" style:family="paragraph" style:parent-style-name="Preformatted_20_Text" style:list-style-name="L2">
      <style:paragraph-properties fo:line-height="150%"/>
      <style:text-properties style:font-name="Liberation Serif" fo:font-size="12pt" officeooo:paragraph-rsid="002b4531" style:font-size-asian="12pt" style:font-size-complex="12pt"/>
    </style:style>
    <style:style style:name="P12" style:family="paragraph" style:parent-style-name="Preformatted_20_Text" style:list-style-name="L2">
      <style:paragraph-properties fo:line-height="150%"/>
      <style:text-properties officeooo:paragraph-rsid="002eef87"/>
    </style:style>
    <style:style style:name="P13" style:family="paragraph" style:parent-style-name="Preformatted_20_Text" style:list-style-name="L2">
      <style:paragraph-properties fo:line-height="150%"/>
      <style:text-properties officeooo:paragraph-rsid="0027afae"/>
    </style:style>
    <style:style style:name="T1" style:family="text">
      <style:text-properties officeooo:rsid="000d2d1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e15cd" style:font-size-asian="12pt" style:font-size-complex="12pt"/>
    </style:style>
    <style:style style:name="T4" style:family="text">
      <style:text-properties style:font-name="Liberation Serif" fo:font-size="12pt" officeooo:rsid="001df64e" style:font-size-asian="12pt" style:font-size-complex="12pt"/>
    </style:style>
    <style:style style:name="T5" style:family="text">
      <style:text-properties officeooo:rsid="0015f337"/>
    </style:style>
    <style:style style:name="T6" style:family="text">
      <style:text-properties officeooo:rsid="0018bb28"/>
    </style:style>
    <style:style style:name="T7" style:family="text">
      <style:text-properties officeooo:rsid="001c4f6a"/>
    </style:style>
    <style:style style:name="T8" style:family="text">
      <style:text-properties officeooo:rsid="0021b19d"/>
    </style:style>
    <style:style style:name="T9" style:family="text">
      <style:text-properties officeooo:rsid="0020f056"/>
    </style:style>
    <style:style style:name="T10" style:family="text">
      <style:text-properties officeooo:rsid="0022b1b3"/>
    </style:style>
    <style:style style:name="T11" style:family="text">
      <style:text-properties officeooo:rsid="00246aec"/>
    </style:style>
    <style:style style:name="T12" style:family="text">
      <style:text-properties officeooo:rsid="00251610"/>
    </style:style>
    <style:style style:name="T13" style:family="text">
      <style:text-properties officeooo:rsid="000e15c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81069"/>
    </style:style>
    <style:style style:name="T16" style:family="text">
      <style:text-properties officeooo:rsid="0029694f"/>
    </style:style>
    <style:style style:name="T17" style:family="text">
      <style:text-properties officeooo:rsid="002b4531"/>
    </style:style>
    <style:style style:name="T18" style:family="text">
      <style:text-properties officeooo:rsid="002e93a0"/>
    </style:style>
    <style:style style:name="T19" style:family="text">
      <style:text-properties officeooo:rsid="0008af03"/>
    </style:style>
    <style:style style:name="T20" style:family="text">
      <style:text-properties officeooo:rsid="000e70f1"/>
    </style:style>
    <style:style style:name="T21" style:family="text">
      <style:text-properties officeooo:rsid="000fce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 Plasmid Miniprep by boiling</text:p>
      <text:p text:style-name="P4"/>
      <text:list xml:id="list1091586086" text:style-name="L2">
        <text:list-item>
          <text:p text:style-name="P6">Grow <text:span text:style-name="T13">a culture of </text:span>E. coli at 37°C o/n.</text:p>
        </text:list-item>
        <text:list-item>
          <text:p text:style-name="P6"><text:span text:style-name="T13">Transfer 1 mL of culture to a new Eppendorf tube.</text:span></text:p>
        </text:list-item>
        <text:list-item>
          <text:p text:style-name="P12"><text:span text:style-name="T2">Centrifuge at top speed for 30s to recover cells. </text:span><text:span text:style-name="T4">Always spin the tubes with the hinge pointing outwards.</text:span></text:p>
        </text:list-item>
        <text:list-item>
          <text:p text:style-name="P13"><text:span text:style-name="T3">Remove supernatant with a pipette or by decanting.</text:span></text:p>
        </text:list-item>
        <text:list-item>
          <text:p text:style-name="P7"><text:span text:style-name="T5">Add </text:span>200 µl STET buffer. </text:p>
        </text:list-item>
        <text:list-item>
          <text:p text:style-name="P7">Add 20 µl fresh <text:span text:style-name="T10">lysozyme (</text:span>10 mg/ml<text:span text:style-name="T10">).</text:span></text:p>
        </text:list-item>
        <text:list-item>
          <text:p text:style-name="P1"><text:span text:style-name="T20">Mix </text:span>by pipetting up and down with a P1000 pipette <text:span text:style-name="T21">or by vortexing briefly.</text:span></text:p>
        </text:list-item>
        <text:list-item>
          <text:p text:style-name="P5">Place in <text:span text:style-name="T14">boiling</text:span> water bath for 40 seconds.</text:p>
        </text:list-item>
        <text:list-item>
          <text:p text:style-name="P5">Centrifuge immediately <text:span text:style-name="T15">for </text:span>10 min in <text:span text:style-name="T15">a </text:span>micro<text:span text:style-name="T6">centri</text:span>fuge <text:span text:style-name="T11">at max speed</text:span>.</text:p>
        </text:list-item>
        <text:list-item>
          <text:p text:style-name="P5">Remove the large clot at the bottom of the tube with a fresh toothpick.</text:p>
        </text:list-item>
        <text:list-item>
          <text:p text:style-name="P8">Add <text:span text:style-name="T16">1 mL 99-100% ethanol.</text:span></text:p>
        </text:list-item>
        <text:list-item>
          <text:p text:style-name="P3">Mix by vortexing briefly.</text:p>
        </text:list-item>
        <text:list-item>
          <text:p text:style-name="P5">Spin 10 min in a micro<text:span text:style-name="T7">centri</text:span>fuge. You should get a fairly large visible precipitation.</text:p>
        </text:list-item>
        <text:list-item>
          <text:p text:style-name="P5">Remove supernatant with a P1000 pipette, be careful not to lose <text:span text:style-name="T17">the </text:span>pellet.</text:p>
        </text:list-item>
        <text:list-item>
          <text:p text:style-name="P9"><text:span text:style-name="T9">Add 1 mL</text:span> 70% EtOH. <text:span text:style-name="T12">Mix by inverting the tube.</text:span></text:p>
        </text:list-item>
        <text:list-item>
          <text:p text:style-name="P9">Centrifuge 1 min at top speed.</text:p>
        </text:list-item>
        <text:list-item>
          <text:p text:style-name="P10">Pour away supernatant by opening and inverting the tube. Be sure to remove as much of the liquid as as possible. If <text:span text:style-name="T19">necessary</text:span>, spin the tubes a second time a<text:span text:style-name="T19">n</text:span>d remove the remaining liquid with a pipette. </text:p>
        </text:list-item>
        <text:list-item>
          <text:p text:style-name="P11"><text:span text:style-name="T8">Let the ethanol evaporate by opening the lid of the tube and leave it on the bench for 15 min or at 50°C for 5 min.</text:span></text:p>
        </text:list-item>
        <text:list-item>
          <text:p text:style-name="P11"><text:span text:style-name="T8">Resuspend</text:span> DNA pellet in 50 µl 1x TE buffer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2-24T17:22:24.730860881</dc:date>
    <dc:creator>Björn Johansson</dc:creator>
    <meta:editing-duration>PT3H16M17S</meta:editing-duration>
    <meta:editing-cycles>32</meta:editing-cycles>
    <meta:printed-by>Björn Johansson</meta:printed-by>
    <meta:print-date>2020-02-24T16:06:38.438383880</meta:print-date>
    <meta:document-statistic meta:table-count="0" meta:image-count="0" meta:object-count="0" meta:page-count="1" meta:paragraph-count="20" meta:word-count="252" meta:character-count="1287" meta:non-whitespace-character-count="1072"/>
  </office:meta>
</office:document-meta>
</file>